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G Specs</text:p>
      <text:p text:style-name="P1"/>
      <text:p text:style-name="P2">Note: Play the game first to get a better idea. Refer to the images I sent out too</text:p>
      <text:p text:style-name="P1"/>
      <text:p text:style-name="P3">College</text:p>
      <text:p text:style-name="P3"><text:tab/>-<text:span text:style-name="T1">view from outside the gates</text:span></text:p>
      <text:p text:style-name="P3"><text:span text:style-name="T1"><text:tab/>-sunny day</text:span></text:p>
      <text:p text:style-name="P3"><text:span text:style-name="T1"/></text:p>
      <text:p text:style-name="P3">LRT Station (platform)</text:p>
      <text:p text:style-name="P3"><text:tab/>-<text:span text:style-name="T1">View from the platform.</text:span></text:p>
      <text:p text:style-name="P3"><text:span text:style-name="T1"><text:tab/>-Some people but it is not congested/rush hour traffic</text:span></text:p>
      <text:p text:style-name="P3"><text:span text:style-name="T1"><text:tab/></text:span>Outside</text:p>
      <text:p text:style-name="P3"><text:tab/>-<text:span text:style-name="T1">Sunny day right outside the lrt station. Make sure it has the street in its view. (Refer the scene in the second act of Re:Wind)</text:span></text:p>
      <text:p text:style-name="P3"><text:span text:style-name="T1"/></text:p>
      <text:p text:style-name="P3">Messy room</text:p>
      <text:p text:style-name="P3"><text:tab/>-<text:span text:style-name="T1">Think some nerd who shuts herself in to work on a project</text:span></text:p>
      <text:p text:style-name="P3"><text:span text:style-name="T1"><text:tab/>-A slight view of a desk with big computer stuff (time machine thing)</text:span></text:p>
      <text:p text:style-name="P3"><text:span text:style-name="T1"/></text:p>
      <text:p text:style-name="P3">Rick's Room</text:p>
      <text:p text:style-name="P3"><text:tab/>-<text:span text:style-name="T1">I give you full freedom to make this</text:span></text:p>
      <text:p text:style-name="P3"><text:span text:style-name="T1"/></text:p>
      <text:p text:style-name="P3">Park, Playground.</text:p>
      <text:p text:style-name="P3"><text:tab/>-<text:span text:style-name="T1">I think just retracing it would be fine.</text:span></text:p>
      <text:p text:style-name="P3"><text:span text:style-name="T1"/></text:p>
      <text:p text:style-name="P3">A Close Up View of a Street, with blood trickling </text:p>
      <text:p text:style-name="P3"><text:tab/>-<text:span text:style-name="T1">think the death scene but without the clock</text:span></text:p>
      <text:p text:style-name="P3"><text:span text:style-name="T1"><text:tab/>-I give you slight freedom how to visualize this</text:span></text:p>
      <text:p text:style-name="P3"><text:span text:style-name="T1"><text:tab/>-Need three variations of this. Again, your call how to make this.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7M35S</meta:editing-duration>
    <meta:editing-cycles>3</meta:editing-cycles>
    <meta:generator>OpenOffice.org/3.2$Win32 OpenOffice.org_project/320m12$Build-9483</meta:generator>
    <dc:date>2014-09-09T20:56:56.89</dc:date>
    <meta:document-statistic meta:table-count="0" meta:image-count="0" meta:object-count="0" meta:page-count="1" meta:paragraph-count="21" meta:word-count="156" meta:character-count="835"/>
    <meta:user-defined meta:name="Info 1"/>
    <meta:user-defined meta:name="Info 2"/>
    <meta:user-defined meta:name="Info 3"/>
    <meta:user-defined meta:name="Info 4"/>
  </office:meta>
</office:document-meta>
</file>